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VQRQME+Times-Roman" svg:font-family="VQRQME+Times-Roman" style:font-family-generic="roman"/>
    <style:font-face style:name="Courier" svg:font-family="Courier" style:font-adornments="Bold" style:font-family-generic="modern" style:font-pitch="fixed"/>
    <style:font-face style:name="Courier1"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Table_20_Contents">
      <style:paragraph-properties fo:text-align="start" style:justify-single-word="false" fo:padding="0in" fo:border="none" style:shadow="none"/>
    </style:style>
    <style:style style:name="P2" style:family="paragraph" style:parent-style-name="Table_20_Contents">
      <style:paragraph-properties fo:text-align="center" style:justify-single-word="false" fo:padding="0in" fo:border="none" style:shadow="none"/>
    </style:style>
    <style:style style:name="P3" style:family="paragraph" style:parent-style-name="Footer">
      <style:paragraph-properties fo:text-align="start" style:justify-single-word="false"/>
    </style:style>
    <style:style style:name="P4" style:family="paragraph" style:parent-style-name="Text_20_body">
      <style:paragraph-properties fo:margin-left="1in" fo:margin-right="0in" fo:margin-top="0in" fo:margin-bottom="0in" style:contextual-spacing="false" style:register-true="true" fo:text-indent="0in" style:auto-text-indent="false" fo:background-color="transparent" style:shadow="none" text:number-lines="true" text:line-number="1">
        <style:background-image/>
      </style:paragraph-properties>
    </style:style>
    <style:style style:name="P5" style:family="paragraph" style:parent-style-name="Text_20_body">
      <style:paragraph-properties fo:margin-left="1in" fo:margin-right="0in" fo:margin-top="0in" fo:margin-bottom="0in" style:contextual-spacing="false" style:register-true="true" fo:text-indent="0in" style:auto-text-indent="false" fo:background-color="transparent" style:shadow="none">
        <style:background-image/>
      </style:paragraph-properties>
    </style:style>
    <style:style style:name="P6" style:family="paragraph" style:parent-style-name="Text_20_body">
      <style:paragraph-properties fo:margin-left="1in" fo:margin-right="0in" fo:margin-top="0in" fo:margin-bottom="0in" style:contextual-spacing="false" style:register-true="true" fo:text-indent="0in" style:auto-text-indent="false" fo:background-color="transparent" style:shadow="none">
        <style:background-image/>
      </style:paragraph-properties>
      <style:text-properties fo:font-size="12pt" style:font-size-asian="12pt" style:font-size-complex="12pt"/>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style:font-name="Nimbus Roman No9 L" fo:font-size="12pt" fo:font-style="normal" fo:font-weight="normal" style:letter-kerning="true" style:font-name-asian="VQRQME+Times-Roman" style:font-size-asian="12pt" style:font-style-asian="normal" style:font-weight-asian="normal" style:font-name-complex="VQRQME+Times-Roman" style:font-size-complex="12pt" style:font-style-complex="normal" style:font-weight-complex="normal"/>
    </style:style>
    <style:style style:name="P9" style:family="paragraph" style:parent-style-name="Text_20_body">
      <style:paragraph-properties fo:margin-left="0in" fo:margin-right="0in" fo:margin-top="0in" fo:margin-bottom="0in" style:contextual-spacing="false" style:register-true="true" fo:text-indent="0in" style:auto-text-indent="false" fo:background-color="transparent" style:shadow="none" text:number-lines="true" text:line-number="1">
        <style:background-image/>
      </style:paragraph-properties>
    </style:style>
    <style:style style:name="P10" style:family="paragraph" style:parent-style-name="Text_20_body">
      <style:paragraph-properties fo:margin-left="0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Text_20_body">
      <style:paragraph-properties fo:margin-left="0in" fo:margin-right="0in" fo:margin-top="0in" fo:margin-bottom="0in" style:contextual-spacing="false" style:register-true="true" fo:text-indent="0in" style:auto-text-indent="false" fo:background-color="transparent" style:shadow="none">
        <style:background-image/>
      </style:paragraph-properties>
    </style:style>
    <style:style style:name="P12" style:family="paragraph" style:parent-style-name="Text_20_body">
      <style:paragraph-properties fo:margin-left="0in" fo:margin-right="0in" fo:text-indent="0in" style:auto-text-indent="false" text:number-lines="true" text:line-number="1"/>
      <style:text-properties fo:font-size="11pt" fo:font-style="italic" fo:font-weight="bold" style:font-size-asian="11pt" style:font-style-asian="italic" style:font-weight-asian="bold" style:font-size-complex="11pt" style:font-style-complex="italic" style:font-weight-complex="bold"/>
    </style:style>
    <style:style style:name="P13" style:family="paragraph" style:parent-style-name="Text_20_body">
      <style:text-properties fo:font-style="italic" fo:font-weight="bold" style:font-style-asian="italic" style:font-weight-asian="bold" style:font-style-complex="italic" style:font-weight-complex="bold"/>
    </style:style>
    <style:style style:name="P14" style:family="paragraph" style:parent-style-name="Text_20_body">
      <style:paragraph-properties fo:margin-top="0in" fo:margin-bottom="0in" style:contextual-spacing="false"/>
    </style:style>
    <style:style style:name="P15" style:family="paragraph" style:parent-style-name="Text_20_body">
      <style:paragraph-properties fo:margin-top="0in" fo:margin-bottom="0in" style:contextual-spacing="false" style:register-true="true" fo:background-color="transparent" style:shadow="none" text:number-lines="true" text:line-number="1">
        <style:background-image/>
      </style:paragraph-properties>
    </style:style>
    <style:style style:name="P16" style:family="paragraph" style:parent-style-name="Text_20_body">
      <style:paragraph-properties fo:margin-top="0in" fo:margin-bottom="0in" style:contextual-spacing="false" style:register-true="true" fo:background-color="transparent" style:shadow="none" text:number-lines="true" text:line-number="1">
        <style:background-image/>
      </style:paragraph-properties>
      <style:text-properties fo:font-style="italic" fo:font-weight="bold" style:font-style-asian="italic" style:font-weight-asian="bold" style:font-style-complex="italic" style:font-weight-complex="bold"/>
    </style:style>
    <style:style style:name="P17" style:family="paragraph" style:parent-style-name="Text_20_body">
      <style:paragraph-properties fo:margin-left="0.5in" fo:margin-right="0in" fo:margin-top="0in" fo:margin-bottom="0in" style:contextual-spacing="false" style:register-true="true" fo:text-indent="0in" style:auto-text-indent="false" fo:background-color="transparent" style:shadow="none" text:number-lines="true" text:line-number="1">
        <style:background-image/>
      </style:paragraph-properties>
    </style:style>
    <style:style style:name="P18" style:family="paragraph" style:parent-style-name="Text_20_body">
      <style:paragraph-properties fo:margin-left="0.5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officeooo:paragraph-rsid="000b42e8"/>
    </style:style>
    <style:style style:name="P19" style:family="paragraph" style:parent-style-name="Text_20_body">
      <style:paragraph-properties fo:margin-left="0.5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fo:font-style="italic" fo:font-weight="bold" style:font-style-asian="italic" style:font-weight-asian="bold" style:font-style-complex="italic" style:font-weight-complex="bold"/>
    </style:style>
    <style:style style:name="P20" style:family="paragraph" style:parent-style-name="Text_20_body">
      <style:paragraph-properties fo:margin-left="0.5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Text_20_body">
      <style:paragraph-properties fo:margin-left="0.5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P22" style:family="paragraph" style:parent-style-name="Text_20_body">
      <style:paragraph-properties fo:margin-left="0.5in" fo:margin-right="0in" fo:margin-top="0in" fo:margin-bottom="0in" style:contextual-spacing="false" fo:text-indent="0in" style:auto-text-indent="false"/>
    </style:style>
    <style:style style:name="P23" style:family="paragraph" style:parent-style-name="Text_20_body">
      <style:paragraph-properties fo:margin-left="0.5in" fo:margin-right="0in" fo:margin-top="0in" fo:margin-bottom="0in" style:contextual-spacing="false" fo:text-indent="0in" style:auto-text-indent="false" text:number-lines="true" text:line-number="1"/>
      <style:text-properties fo:font-size="11pt" fo:font-style="normal" fo:font-weight="normal" style:font-size-asian="11pt" style:font-style-asian="normal" style:font-weight-asian="normal" style:font-size-complex="11pt" style:font-style-complex="normal" style:font-weight-complex="normal"/>
    </style:style>
    <style:style style:name="P24" style:family="paragraph" style:parent-style-name="Text_20_body">
      <style:paragraph-properties fo:margin-left="0.5in" fo:margin-right="0in" fo:margin-top="0in" fo:margin-bottom="0in" style:contextual-spacing="false" fo:text-indent="0in" style:auto-text-indent="false" text:number-lines="true" text:line-number="1"/>
      <style:text-properties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Text_20_body">
      <style:paragraph-properties fo:margin-left="0.5in" fo:margin-right="0in" fo:text-indent="0in" style:auto-text-indent="false"/>
    </style:style>
    <style:style style:name="P26" style:family="paragraph" style:parent-style-name="Text_20_body">
      <style:paragraph-properties fo:margin-left="0.5in" fo:margin-right="0in" fo:text-indent="0in" style:auto-text-indent="false"/>
      <style:text-properties fo:font-size="11pt" fo:font-style="italic" fo:font-weight="bold" style:font-size-asian="11pt" style:font-style-asian="italic" style:font-weight-asian="bold" style:font-size-complex="11pt" style:font-style-complex="italic" style:font-weight-complex="bold"/>
    </style:style>
    <style:style style:name="P27" style:family="paragraph" style:parent-style-name="Text_20_body">
      <style:paragraph-properties fo:margin-left="0.5in" fo:margin-right="0in" fo:text-indent="0in" style:auto-text-indent="false"/>
      <style:text-properties fo:font-style="italic" fo:font-weight="bold" style:font-style-asian="italic" style:font-weight-asian="bold" style:font-style-complex="italic" style:font-weight-complex="bold"/>
    </style:style>
    <style:style style:name="P28" style:family="paragraph" style:parent-style-name="Standard">
      <style:paragraph-properties fo:margin-left="0.5in" fo:margin-right="0in" fo:text-indent="0in" style:auto-text-indent="false"/>
    </style:style>
    <style:style style:name="P29" style:family="paragraph" style:parent-style-name="Text_20_body">
      <style:paragraph-properties fo:margin-left="0.5in" fo:margin-right="0in" fo:text-indent="0in" style:auto-text-indent="false" text:number-lines="true" text:line-number="1"/>
    </style:style>
    <style:style style:name="P30" style:family="paragraph" style:parent-style-name="Text_20_body">
      <style:paragraph-properties fo:margin-left="0.5in" fo:margin-right="0in" fo:text-indent="0in" style:auto-text-indent="false" text:number-lines="true" text:line-number="1"/>
      <style:text-properties fo:font-size="11pt" style:font-size-asian="11pt" style:font-size-complex="11pt"/>
    </style:style>
    <style:style style:name="P31" style:family="paragraph" style:parent-style-name="Text_20_body">
      <style:paragraph-properties fo:margin-left="0.5in" fo:margin-right="0in" fo:text-indent="0in" style:auto-text-indent="false" text:number-lines="true" text:line-number="1"/>
      <style:text-properties fo:font-size="11pt" fo:font-style="italic" fo:font-weight="bold" style:font-size-asian="11pt" style:font-style-asian="italic" style:font-weight-asian="bold" style:font-size-complex="11pt" style:font-style-complex="italic" style:font-weight-complex="bold"/>
    </style:style>
    <style:style style:name="P32" style:family="paragraph" style:parent-style-name="Text_20_body">
      <style:paragraph-properties fo:margin-left="0.5in" fo:margin-right="0in" fo:text-indent="0in" style:auto-text-indent="false" text:number-lines="true" text:line-number="1"/>
      <style:text-properties fo:font-size="11pt" fo:font-style="normal" fo:font-weight="normal" style:font-size-asian="11pt" style:font-style-asian="normal" style:font-weight-asian="normal" style:font-size-complex="11pt" style:font-style-complex="normal" style:font-weight-complex="normal"/>
    </style:style>
    <style:style style:name="P33" style:family="paragraph" style:parent-style-name="Text_20_body">
      <style:paragraph-properties fo:margin-left="0.5in" fo:margin-right="0in" fo:text-indent="0in" style:auto-text-indent="false" text:number-lines="true" text:line-number="1"/>
      <style:text-properties fo:font-size="11pt" fo:font-weight="bold" style:font-size-asian="11pt" style:font-weight-asian="bold" style:font-size-complex="11pt" style:font-weight-complex="bold"/>
    </style:style>
    <style:style style:name="P34" style:family="paragraph" style:parent-style-name="Text_20_body">
      <style:paragraph-properties fo:margin-left="0.5in" fo:margin-right="0in" fo:text-indent="0in" style:auto-text-indent="false" text:number-lines="true" text:line-number="1"/>
      <style:text-properties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Text_20_body">
      <style:paragraph-properties fo:margin-left="0.5in" fo:margin-right="0in" fo:text-indent="0in" style:auto-text-indent="false" text:number-lines="true" text:line-number="1"/>
      <style:text-properties fo:font-size="12pt" fo:font-style="italic" fo:font-weight="bold" style:font-size-asian="12pt" style:font-style-asian="italic" style:font-weight-asian="bold" style:font-size-complex="12pt" style:font-style-complex="italic" style:font-weight-complex="bold"/>
    </style:style>
    <style:style style:name="P36" style:family="paragraph" style:parent-style-name="Text_20_body">
      <style:paragraph-properties fo:margin-left="0.5in" fo:margin-right="0in" fo:text-indent="0in" style:auto-text-indent="false" text:number-lines="true" text:line-number="1"/>
      <style:text-properties fo:font-style="italic" fo:font-weight="bold" style:font-style-asian="italic" style:font-weight-asian="bold" style:font-style-complex="italic" style:font-weight-complex="bold"/>
    </style:style>
    <style:style style:name="P37" style:family="paragraph" style:parent-style-name="Preformatted_20_Text">
      <style:text-properties fo:font-style="italic" fo:font-weight="bold" style:font-style-asian="italic" style:font-weight-asian="bold" style:font-style-complex="italic" style:font-weight-complex="bold"/>
    </style:style>
    <style:style style:name="P38" style:family="paragraph" style:parent-style-name="Standard" style:list-style-name="L3"/>
    <style:style style:name="P39" style:family="paragraph" style:parent-style-name="Text_20_body" style:list-style-name="L1"/>
    <style:style style:name="P40" style:family="paragraph" style:parent-style-name="Text_20_body">
      <style:paragraph-properties fo:margin-left="0.5in" fo:margin-right="0in" fo:text-indent="0in" style:auto-text-indent="false"/>
      <style:text-properties fo:font-size="11pt" fo:font-style="italic" fo:font-weight="bold" officeooo:paragraph-rsid="000b42e8" style:font-size-asian="11pt" style:font-style-asian="italic" style:font-weight-asian="bold" style:font-size-complex="11pt" style:font-style-complex="italic" style:font-weight-complex="bold"/>
    </style:style>
    <style:style style:name="P41" style:family="paragraph" style:parent-style-name="Text_20_body">
      <style:paragraph-properties fo:margin-left="0.5in" fo:margin-right="0in" fo:text-indent="0in" style:auto-text-indent="false"/>
      <style:text-properties fo:font-size="11pt" fo:font-style="normal" fo:font-weight="normal" officeooo:rsid="000fa637" style:font-size-asian="11pt" style:font-style-asian="normal" style:font-weight-asian="normal" style:font-size-complex="11pt" style:font-style-complex="normal" style:font-weight-complex="normal"/>
    </style:style>
    <style:style style:name="P42" style:family="paragraph" style:parent-style-name="Text_20_body">
      <style:paragraph-properties fo:margin-left="0.5in" fo:margin-right="0in" fo:text-indent="0in" style:auto-text-indent="false"/>
      <style:text-properties officeooo:rsid="000fa637" officeooo:paragraph-rsid="000fa637"/>
    </style:style>
    <style:style style:name="P43" style:family="paragraph" style:parent-style-name="Text_20_body">
      <style:paragraph-properties fo:margin-left="0.5in" fo:margin-right="0in" fo:text-indent="0in" style:auto-text-indent="false"/>
      <style:text-properties fo:font-style="italic" style:text-underline-style="none" fo:font-weight="bold" officeooo:rsid="000fa637" officeooo:paragraph-rsid="000fa637" style:font-style-asian="italic" style:font-weight-asian="bold" style:font-style-complex="italic" style:font-weight-complex="bold"/>
    </style:style>
    <style:style style:name="P44" style:family="paragraph" style:parent-style-name="Text_20_body">
      <style:paragraph-properties fo:margin-left="0.5in" fo:margin-right="0in" fo:text-indent="0in" style:auto-text-indent="false"/>
      <style:text-properties fo:font-style="italic" style:text-underline-style="none" fo:font-weight="normal" officeooo:rsid="000fa637" officeooo:paragraph-rsid="000fa637" style:font-style-asian="italic" style:font-weight-asian="normal" style:font-style-complex="italic" style:font-weight-complex="normal"/>
    </style:style>
    <style:style style:name="P45" style:family="paragraph" style:parent-style-name="Text_20_body">
      <style:paragraph-properties fo:margin-left="0.5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fo:font-size="11pt" fo:font-style="italic" fo:font-weight="bold" officeooo:paragraph-rsid="000b42e8" style:font-size-asian="11pt" style:font-style-asian="italic" style:font-weight-asian="bold" style:font-size-complex="11pt" style:font-style-complex="italic" style:font-weight-complex="bold"/>
    </style:style>
    <style:style style:name="P46" style:family="paragraph" style:parent-style-name="Text_20_body">
      <style:paragraph-properties fo:margin-left="0.5in" fo:margin-right="0in" fo:margin-top="0in" fo:margin-bottom="0in" style:contextual-spacing="false" style:register-true="true" fo:text-indent="0in" style:auto-text-indent="false" fo:background-color="transparent" style:shadow="none" text:number-lines="true" text:line-number="1">
        <style:background-image/>
      </style:paragraph-properties>
    </style:style>
    <style:style style:name="P47" style:family="paragraph" style:parent-style-name="Text_20_body" style:list-style-name="L2">
      <style:paragraph-properties fo:margin-left="0.5in" fo:margin-right="0in" fo:margin-top="0in" fo:margin-bottom="0in" style:contextual-spacing="false" style:register-true="true" fo:text-indent="0in" style:auto-text-indent="false" fo:background-color="transparent" style:shadow="none" text:number-lines="true" text:line-number="1">
        <style:background-image/>
      </style:paragraph-properties>
    </style:style>
    <style:style style:name="P48" style:family="paragraph" style:parent-style-name="Text_20_body">
      <style:paragraph-properties fo:margin-left="0.5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officeooo:paragraph-rsid="000fa637"/>
    </style:style>
    <style:style style:name="P49" style:family="paragraph" style:parent-style-name="Text_20_body" style:list-style-name="L2">
      <style:paragraph-properties fo:margin-left="0.5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fo:font-style="italic" fo:font-weight="bold" style:font-style-asian="italic" style:font-weight-asian="bold" style:font-style-complex="italic" style:font-weight-complex="bold"/>
    </style:style>
    <style:style style:name="P50" style:family="paragraph" style:parent-style-name="Text_20_body">
      <style:paragraph-properties fo:margin-left="0.5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fo:font-style="italic" fo:font-weight="bold" officeooo:paragraph-rsid="000fa637" style:font-style-asian="italic" style:font-weight-asian="bold" style:font-style-complex="italic" style:font-weight-complex="bold"/>
    </style:style>
    <style:style style:name="P51" style:family="paragraph" style:parent-style-name="Text_20_body">
      <style:paragraph-properties fo:margin-left="0.5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officeooo:rsid="000fa637" officeooo:paragraph-rsid="000fa637"/>
    </style:style>
    <style:style style:name="P52" style:family="paragraph" style:parent-style-name="Text_20_body">
      <style:paragraph-properties fo:margin-left="0.5in" fo:margin-right="0in" fo:text-indent="0in" style:auto-text-indent="false" text:number-lines="true" text:line-number="1"/>
      <style:text-properties fo:font-size="11pt" fo:font-style="italic" fo:font-weight="bold" officeooo:paragraph-rsid="000fa637" style:font-size-asian="11pt" style:font-style-asian="italic" style:font-weight-asian="bold" style:font-size-complex="11pt" style:font-style-complex="italic" style:font-weight-complex="bold"/>
    </style:style>
    <style:style style:name="P53" style:family="paragraph" style:parent-style-name="Text_20_body">
      <style:paragraph-properties fo:margin-left="0.5in" fo:margin-right="0in" fo:text-indent="0in" style:auto-text-indent="false" text:number-lines="true" text:line-number="1"/>
      <style:text-properties fo:font-size="11pt" fo:font-style="italic" fo:font-weight="bold" officeooo:paragraph-rsid="00119142" style:font-size-asian="11pt" style:font-style-asian="italic" style:font-weight-asian="bold" style:font-size-complex="11pt" style:font-style-complex="italic" style:font-weight-complex="bold"/>
    </style:style>
    <style:style style:name="P54" style:family="paragraph" style:parent-style-name="Text_20_body" style:list-style-name="L2">
      <style:paragraph-properties fo:margin-top="0in" fo:margin-bottom="0in" style:contextual-spacing="false" style:register-true="true" fo:background-color="transparent" style:shadow="none" text:number-lines="true" text:line-number="1">
        <style:background-image/>
      </style:paragraph-properties>
    </style:style>
    <style:style style:name="P55" style:family="paragraph" style:parent-style-name="Text_20_body" style:list-style-name="L4">
      <style:paragraph-properties fo:margin-top="0in" fo:margin-bottom="0in" style:contextual-spacing="false" style:register-true="true" fo:background-color="transparent" style:shadow="none" text:number-lines="true" text:line-number="1">
        <style:background-image/>
      </style:paragraph-properties>
    </style:style>
    <style:style style:name="P56" style:family="paragraph" style:parent-style-name="Text_20_body" style:list-style-name="L6">
      <style:paragraph-properties fo:margin-top="0in" fo:margin-bottom="0in" style:contextual-spacing="false" style:register-true="true" fo:background-color="transparent" style:shadow="none">
        <style:background-image/>
      </style:paragraph-properties>
    </style:style>
    <style:style style:name="P57" style:family="paragraph" style:parent-style-name="Text_20_body" style:list-style-name="L7">
      <style:paragraph-properties fo:margin-top="0in" fo:margin-bottom="0in" style:contextual-spacing="false" style:register-true="true" fo:background-color="transparent" style:shadow="none">
        <style:background-image/>
      </style:paragraph-properties>
    </style:style>
    <style:style style:name="P58" style:family="paragraph" style:parent-style-name="Text_20_body" style:list-style-name="L7">
      <style:paragraph-properties fo:margin-top="0in" fo:margin-bottom="0in" style:contextual-spacing="false" style:register-true="true" fo:background-color="transparent" style:shadow="none">
        <style:background-image/>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P59" style:family="paragraph" style:parent-style-name="Text_20_body" style:list-style-name="L7">
      <style:paragraph-properties fo:margin-top="0in" fo:margin-bottom="0in" style:contextual-spacing="false" style:register-true="true" fo:background-color="transparent" style:shadow="none">
        <style:background-image/>
      </style:paragraph-properties>
      <style:text-properties fo:font-style="italic" fo:font-weight="bold" style:font-style-asian="italic" style:font-weight-asian="bold" style:font-style-complex="italic" style:font-weight-complex="bold"/>
    </style:style>
    <style:style style:name="P60" style:family="paragraph" style:parent-style-name="Text_20_body" style:list-style-name="L7">
      <style:paragraph-properties fo:margin-top="0in" fo:margin-bottom="0in" style:contextual-spacing="false" style:register-true="true" fo:background-color="transparent" style:shadow="none">
        <style:background-image/>
      </style:paragraph-properties>
      <style:text-properties fo:font-style="normal" fo:font-weight="normal" style:font-style-asian="normal" style:font-weight-asian="normal" style:font-style-complex="normal" style:font-weight-complex="normal"/>
    </style:style>
    <style:style style:name="P61" style:family="paragraph" style:parent-style-name="Text_20_body" style:list-style-name="L5">
      <style:paragraph-properties fo:margin-left="0in" fo:margin-right="0in" fo:margin-top="0in" fo:margin-bottom="0in" style:contextual-spacing="false" style:register-true="true" fo:text-indent="0in" style:auto-text-indent="false" fo:background-color="transparent" style:shadow="none" text:number-lines="true" text:line-number="1">
        <style:background-image/>
      </style:paragraph-properties>
    </style:style>
    <style:style style:name="P62" style:family="paragraph" style:parent-style-name="Text_20_body" style:list-style-name="L7">
      <style:paragraph-properties fo:margin-left="0in" fo:margin-right="0in" fo:margin-top="0in" fo:margin-bottom="0in" style:contextual-spacing="false" style:register-true="true" fo:text-indent="0in" style:auto-text-indent="false" fo:background-color="transparent" style:shadow="none">
        <style:background-image/>
      </style:paragraph-properties>
    </style:style>
    <style:style style:name="P63" style:family="paragraph" style:parent-style-name="Heading_20_1" style:master-page-name="Right_20_Page">
      <style:paragraph-properties style:page-number="auto"/>
    </style:style>
    <style:style style:name="P64" style:family="paragraph" style:parent-style-name="Heading_20_3">
      <style:paragraph-properties fo:margin-left="0in" fo:margin-right="0in" fo:margin-top="0in" fo:margin-bottom="0in" style:contextual-spacing="false" style:register-true="true" fo:text-indent="0in" style:auto-text-indent="false" fo:background-color="transparent" style:shadow="none" text:number-lines="true" text:line-number="1">
        <style:background-image/>
      </style:paragraph-properties>
    </style:style>
    <style:style style:name="P65" style:family="paragraph" style:parent-style-name="Heading_20_3">
      <style:paragraph-properties fo:margin-left="0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P66" style:family="paragraph" style:parent-style-name="Heading_20_4">
      <style:text-properties officeooo:paragraph-rsid="000b42e8"/>
    </style:style>
    <style:style style:name="P67" style:family="paragraph" style:parent-style-name="Heading_20_4">
      <style:paragraph-properties fo:margin-left="0in" fo:margin-right="0in" fo:text-indent="0in" style:auto-text-indent="false" text:number-lines="true" text:line-number="1"/>
    </style:style>
    <style:style style:name="P68" style:family="paragraph" style:parent-style-name="Heading_20_4">
      <style:paragraph-properties fo:margin-left="0in" fo:margin-right="0in" fo:margin-top="0in" fo:margin-bottom="0in" style:contextual-spacing="false" style:register-true="true" fo:text-indent="0in" style:auto-text-indent="false" fo:background-color="transparent" style:shadow="none" text:number-lines="true" text:line-number="1">
        <style:background-image/>
      </style:paragraph-properties>
    </style:style>
    <style:style style:name="P69" style:family="paragraph" style:parent-style-name="Heading_20_4">
      <style:paragraph-properties fo:margin-left="0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P70" style:family="paragraph" style:parent-style-name="Heading_20_5">
      <style:paragraph-properties fo:margin-left="0in" fo:margin-right="0in" fo:margin-top="0in" fo:margin-bottom="0in" style:contextual-spacing="false" style:register-true="true" fo:text-indent="0in" style:auto-text-indent="false" fo:background-color="transparent" style:shadow="none" text:number-lines="true" text:line-number="1">
        <style:background-image/>
      </style:paragraph-properties>
    </style:style>
    <style:style style:name="P71" style:family="paragraph" style:parent-style-name="Preformatted_20_Text">
      <style:paragraph-properties fo:margin-top="0in" fo:margin-bottom="0.1965in" style:contextual-spacing="false"/>
      <style:text-properties fo:font-style="italic" fo:font-weight="bold" style:font-style-asian="italic" style:font-weight-asian="bold" style:font-style-complex="italic"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0fa637" style:font-style-asian="italic" style:font-weight-asian="bold" style:font-style-complex="italic" style:font-weight-complex="bold"/>
    </style:style>
    <style:style style:name="T5" style:family="text">
      <style:text-properties fo:font-size="11pt" style:font-size-asian="11pt" style:font-size-complex="11pt"/>
    </style:style>
    <style:style style:name="T6" style:family="text">
      <style:text-properties fo:font-size="11pt" officeooo:rsid="000fa637" style:font-size-asian="11pt" style:font-size-complex="11pt"/>
    </style:style>
    <style:style style:name="T7" style:family="text">
      <style:text-properties fo:font-size="11pt" fo:font-style="italic" fo:font-weight="bold" style:font-size-asian="11pt" style:font-style-asian="italic" style:font-weight-asian="bold" style:font-size-complex="11pt" style:font-style-complex="italic" style:font-weight-complex="bold"/>
    </style:style>
    <style:style style:name="T8" style:family="text">
      <style:text-properties fo:font-size="11pt" fo:font-style="italic" fo:font-weight="bold" officeooo:rsid="000fa637" style:font-size-asian="11pt" style:font-style-asian="italic" style:font-weight-asian="bold" style:font-size-complex="11pt" style:font-style-complex="italic" style:font-weight-complex="bold"/>
    </style:style>
    <style:style style:name="T9" style:family="text">
      <style:text-properties fo:font-size="11pt" fo:font-style="italic" fo:font-weight="bold" officeooo:rsid="00119142" style:font-size-asian="11pt" style:font-style-asian="italic" style:font-weight-asian="bold" style:font-size-complex="11pt" style:font-style-complex="italic" style:font-weight-complex="bold"/>
    </style:style>
    <style:style style:name="T10" style:family="text">
      <style:text-properties fo:font-size="12pt" style:font-size-asian="12pt" style:font-size-complex="12pt"/>
    </style:style>
    <style:style style:name="T11" style:family="text">
      <style:text-properties fo:font-weight="normal" style:font-weight-asian="normal" style:font-weight-complex="normal"/>
    </style:style>
    <style:style style:name="T12" style:family="text">
      <style:text-properties officeooo:rsid="000fa637"/>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officeooo:rsid="001004e7"/>
    </style:style>
    <style:style style:name="T15" style:family="text">
      <style:text-properties officeooo:rsid="0011914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3" text:outline-level="1"><text:alphabetical-index-mark-start text:id="IMark140148964882080" text:main-entry="true"/>Enstore Installation<text:alphabetical-index-mark-end text:id="IMark140148964882080"/></text:h>
      <text:h text:style-name="Heading_20_2" text:outline-level="2">Introduction</text:h>
      <text:p text:style-name="P17">Enstore is written in python and currently requires a slightly modified python language interpreter. Enstore uses a Fermi Tape Tool (FTT) library and set of tools providing access to different types of tape drives. It is included into enstore rpm for the revisions later than 2.0.0-0. This section describes installation and configuration procedures of enstore and all required additional software.</text:p>
      <text:p text:style-name="P4"/>
      <text:h text:style-name="P64" text:outline-level="3">Remote access</text:h>
      <text:p text:style-name="P25">Before installing enstore you need to set up all its nodes for remote access.<text:line-break/>Remote access and product distribution is provided by the following scripts in $ENSTORE_DIR/sbin coming with enstore rpm:</text:p>
      <text:list xml:id="list2572969680137655941" text:style-name="L1">
        <text:list-item>
          <text:p text:style-name="P39">enrsh - analog of rsh</text:p>
        </text:list-item>
        <text:list-item>
          <text:p text:style-name="P39">enrcp - analog of rcp</text:p>
        </text:list-item>
        <text:list-item>
          <text:p text:style-name="P39">enrsync - analog of rsync</text:p>
        </text:list-item>
      </text:list>
      <text:p text:style-name="P22"><text:line-break/>2 options are currently provided for secured access: kerberized rsh and rcp, and ssh.<text:line-break/>For using either of them you need to setup kerberized or (and) ssh access to all enstore nodes for 'enstore' and 'root' accounts.<text:line-break/><text:line-break/>The mentioned scripts first check for the presence of the directory containing kerberized utilities. If it is found they assume that krb5 utilities will be used. If $ENSSH or $ENSCP are defined the ssh and scp will be used. As the last resort they try to use non kerberized rsh, rcp, and rsync. Installation and configuration of ssh and kerberized rsh, rcp are out of the scope of this document.</text:p>
      <text:p text:style-name="P14"/>
      <text:h text:style-name="P64" text:outline-level="3">Enstore rpm</text:h>
      <text:p text:style-name="P4"/>
      <text:p text:style-name="P17">The enstore rpm and additional rpms are located here <text:a xlink:type="simple" xlink:href="ftp://ssasrv1.fnal.gov/en/">ftp://ssasrv1.fnal.gov/en/</text:a>. Currently there are rpms for SL5, and SL6. They are located in slf5x, and slf6x sub directories correspondingly.<text:line-break/>For other OS versions please check enstore download page or contact enstore mailing list. It is desirable that X-windows is installed at least on head node. This allows to run entv – application which <text:s/>dynamically shows data <text:s/>transfers. <text:line-break/>Installation of enstore always begins on enstore head node - the node where configuration server will be running. </text:p>
      <text:h text:style-name="P64" text:outline-level="3" text:is-list-header="true"><text:soft-page-break/></text:h>
      <text:h text:style-name="Heading_20_3" text:outline-level="3">Installing Enstore.</text:h>
      <text:p text:style-name="P17">If you install the new enstore instance (site) the installation must begin on enstore head node – the node, where <text:span text:style-name="T1">enstore configuration server</text:span> will run.</text:p>
      <text:p text:style-name="P17">Enstore has 2 kinds of configurations – servers and movers. Mover require less products installed (minimal installation), but may be installed as Enstore server.</text:p>
      <text:h text:style-name="P66" text:outline-level="4">Installing postgreSQL DBMS.</text:h>
      <text:p text:style-name="P18">PostgreSQL DBMS must be installed on all Enstore nodes. Use the current postgreSQL documentation for the installation instructions. For instance, currently we use the following instructions:</text:p>
      <text:p text:style-name="P40">[root@enmvr026 ~]# rpm --nodeps -ivh http://yum.postgresql.org/9.3/redhat/rhel-6-x86_64/pgdg-sl93-9.3-1.noarch.rpm</text:p>
      <text:p text:style-name="P45">[root@enmvr026 ~]# yum -y install postgresql93 postgresql93-devel postgresql93-libs postgresql93-server postgresql93-contrib</text:p>
      <text:p text:style-name="P7"><text:span text:style-name="T5"><text:tab/></text:span><text:span text:style-name="T10">Setup alternatives</text:span></text:p>
      <text:p text:style-name="Preformatted_20_Text"><text:tab/><text:span text:style-name="T3">[root]</text:span></text:p>
      <text:p text:style-name="P37"><text:tab/>VER="9.3" </text:p>
      <text:p text:style-name="P37"><text:tab/>for PROG in "initdb" "pg_ctl" "pg_config" "postmaster" "psql"; do</text:p>
      <text:p text:style-name="P37"><text:s text:c="2"/><text:tab/># Configure program:</text:p>
      <text:p text:style-name="P37"><text:s text:c="2"/><text:tab/>rm -f /var/lib/alternatives/pgsql-${PROG};</text:p>
      <text:p text:style-name="P37"><text:s text:c="2"/><text:tab/>/usr/sbin/alternatives --install /usr/bin/${PROG} pgsql-${PROG} <text:tab/>/etc/alternatives/pgsql-${PROG} 920 --slave /etc/alternatives/pgsql-$<text:tab/>{PROG} pgsql-${PROG} /usr/pgsql-${VER}/bin/${PROG};</text:p>
      <text:p text:style-name="P37"><text:s text:c="2"/><text:tab/># Configure man page:</text:p>
      <text:p text:style-name="P37"><text:s text:c="2"/><text:tab/>rm -f /var/lib/alternatives/pgsql-${PROG}man;</text:p>
      <text:p text:style-name="P37"><text:s text:c="2"/><text:tab/>/usr/sbin/alternatives --install /usr/share/man/man1/${PROG}.1 <text:tab/>pgsql-${PROG}man /etc/alternatives/pgsql-${PROG}man 920 --slave <text:tab/>/etc/alternatives/pgsql-${PROG}man pgsql-${PROG}man /usr/pgsql-$<text:tab/>{VER}/share/man/man1/${PROG}.1;</text:p>
      <text:p text:style-name="P71"><text:tab/>done</text:p>
      <text:h text:style-name="P66" text:outline-level="4">Minimal installation (mover node)</text:h>
      <text:p text:style-name="P42">To use yum for installing enstore create the following file:</text:p>
      <text:p text:style-name="P43">/etc/yum.repos.d/enstore.repo <text:span text:style-name="T13">containing:</text:span></text:p>
      <text:p text:style-name="P44">[enstore]</text:p>
      <text:p text:style-name="P44">name=Enstore</text:p>
      <text:p text:style-name="P44">baseurl=ftp://ssasrv1.fnal.gov/en/slf6x/$basearch</text:p>
      <text:p text:style-name="P44">gpgcheck=0</text:p>
      <text:p text:style-name="P44">enabled=1</text:p>
      <text:p text:style-name="P43"/>
      <text:p text:style-name="P25">Install the following rpms:mt-st, tcl, tk, enstore. Example:</text:p>
      <text:p text:style-name="P26"><text:soft-page-break/>[root@enmvr026 ~]# yum -y install mt-st tcl tk</text:p>
      <text:p text:style-name="P27"><text:span text:style-name="T5">[root@enmvr026 ~]# </text:span><text:span text:style-name="T6">yum -y install enstore</text:span></text:p>
      <text:p text:style-name="P41"/>
      <text:p text:style-name="P13"/>
      <text:h text:style-name="P67" text:outline-level="4">Complete installation (server node)</text:h>
      <text:p text:style-name="P17">For complete installation in addition to the minimal installation install the following rpms: httpd, ncompress, gnuplot, ImageMagick. Example:</text:p>
      <text:p text:style-name="P17">[<text:span text:style-name="T3">root@enmvr026 ~]# yum -y install ncompress gnuplot ImageMagick</text:span></text:p>
      <text:p text:style-name="P4"><text:s/></text:p>
      <text:h text:style-name="P64" text:outline-level="3"><text:reference-mark-start text:name="Configuring Enstore"/>Configuring Enstore<text:reference-mark-end text:name="Configuring Enstore"/></text:h>
      <text:p text:style-name="P9"/>
      <text:p text:style-name="P17">Enstore configuration includes run-time environment, enstore site (instance) configuration – enstore configuration file, and distributed environment configuration. When enstore rpm is installed the user account “enstore” is created and its .bash_profile and .bashrc are modified. The changes are done to the system allowing to start enstore on boot (/etc/rc.d/init.d/enstore-boot, /etc/rc.d/init.d/monitor_server-boot).</text:p>
      <text:p text:style-name="P17"/>
      <text:h text:style-name="P68" text:outline-level="4">Run-time environment.</text:h>
      <text:p text:style-name="P4"/>
      <text:p text:style-name="P17">Enstore run-time environment can be initially created on Enstore head node and then copied all nodes running enstore servers and movers – all nodes where enstore was installed and will be using this particular enstore instance (site). </text:p>
      <text:h text:style-name="P70" text:outline-level="5">Head node</text:h>
      <text:p text:style-name="P17">Assuming that we are configuring the head node, login to head node as user “enstore”. Do the following:</text:p>
      <text:p text:style-name="P17"><text:span text:style-name="T3">[enstore@</text:span><text:span text:style-name="T4">dmsen02</text:span><text:span text:style-name="T3"> ~]$ whoami</text:span> </text:p>
      <text:p text:style-name="P17">enstore </text:p>
      <text:p text:style-name="P50">[enstore@<text:span text:style-name="T12">dmsen02</text:span> ~]$ pwd </text:p>
      <text:p text:style-name="P17">/home/enstore </text:p>
      <text:p text:style-name="P50">[enstore@<text:span text:style-name="T12">dmsen02</text:span> ~]$ mkdir -p site_specific/config </text:p>
      <text:p text:style-name="P48"><text:span text:style-name="T7">[enstore@</text:span><text:span text:style-name="T8">dmsen02</text:span><text:span text:style-name="T7"> ~]$ cp /opt/enstore/site_specific/config/setup-enstore</text:span><text:span text:style-name="T5"> </text:span><text:span text:style-name="T7">site_specific/config</text:span><text:span text:style-name="T3"> </text:span></text:p>
      <text:p text:style-name="P17">Modify the following lines in site_specific/config/setup-enstore:</text:p>
      <text:p text:style-name="P17">export ENSTORE_CONFIG_HOST= <text:s text:c="2"/># put here the name of your head node</text:p>
      <text:p text:style-name="P17">export ENSTORE_CONFIG_FILE= # put here the path for enstore configuration file</text:p>
      <text:p text:style-name="P17">export ENSTORE_MAIL= # put here email address for system administrators</text:p>
      <text:p text:style-name="P17">For particular FNAL enstore instances see <text:a xlink:type="simple" xlink:href="https://plone4.fnal.gov/P0/Enstore_and_Dcache/developers/enstore-developers/enstore-administration/enstore-setup-details/">this</text:a>.</text:p>
      <text:p text:style-name="P17">For more details on enstore configuration file see /opt/enstore/enstore-installation.pdf</text:p>
      <text:p text:style-name="P17"/>
      <text:p text:style-name="P48"><text:span text:style-name="T12">For Fermilab enstore there is a git repository from which all run-time configuration </text:span><text:soft-page-break/><text:span text:style-name="T12">can be set up. The procedure is described in “</text:span><text:a xlink:type="simple" xlink:href="https://cdcvs.fnal.gov/redmine/projects/enstore-config/wiki/Configure_enstore_configuration_git_repostitory_for_the_first_time">Configure enstore configuration git repostitory for the first time on configuration server</text:a>”.</text:p>
      <text:p text:style-name="P51"/>
      <text:p text:style-name="P17"/>
      <text:h text:style-name="P70" text:outline-level="5">Regular node</text:h>
      <text:p text:style-name="P17">If enstore instance has multiple nodes copy enstore configuration from head node to these nodes <text:span text:style-name="T14">(considering dmsen02 as head node)</text:span>:</text:p>
      <text:p text:style-name="P31">[enstore@new_node ~]$ <text:s/>pwd </text:p>
      <text:p text:style-name="P29">/home/enstore </text:p>
      <text:p text:style-name="P31">[enstore@new_node ~]$ mkdir -p site_specific/config</text:p>
      <text:p text:style-name="P52">[enstore@new_node ~]$ scp <text:span text:style-name="T12">dmsen02</text:span>:site_specific/config/* site_specific/config</text:p>
      <text:p text:style-name="P17"/>
      <text:h text:style-name="P68" text:outline-level="4">Farmlets</text:h>
      <text:p text:style-name="P29">Farmlets are the files containing node names for distributed operations on enstore nodes. These files are used by rgang command (multinode analog of rsh). You need to create initial farmlets and <text:span text:style-name="T1">then add and modify them when adding or removing an enstore node</text:span>.<text:line-break/>Initially farmlets can be created by /opt/enstore/external_distr/make_farmlets.sh script or manually. You have to create enstore configuration file before running make_farmlets.sh. More details can be found in /opt/enstore/enstore-installation.pdf.</text:p>
      <text:p text:style-name="P12"/>
      <text:h text:style-name="P69" text:outline-level="4">Name Space</text:h>
      <text:p text:style-name="P29">Enstore client (encp) uses name space to present files to users. The files are arranged into directories and can be viewed using Unix FS commands such as “ls”, “pwd”. This name space was initially provided by pnfs, replaced later by chimera. <text:s/>Chimera is part of <text:a xlink:type="simple" xlink:href="http://www.dcache.org/">dcache</text:a> project which means that to have chimera dcache rpm needs to get installed form dcache web site. Below is the example of dcache installation and configuration to run chimera name space. Note that the name space service need to get installed only on the node where it will be running. This service can be installed on every server in the framework of Screw Driverless Enstore (SDE) project, which requires the similar installation on all Enstore servers to provide easy replacement of the Enstore services in case of failure. <text:s/>Dcache is implemented in java, so install java (for instance):</text:p>
      <text:p text:style-name="P29"><text:span text:style-name="T7">[root@gccenmvr16a]# rpm -ivh </text:span><text:a xlink:type="simple" xlink:href="http://javadl.sun.com/webapps/download/AutoDL?BundleId=78696"><text:span text:style-name="T7">http://javadl.sun.com/webapps/download/AutoDL?BundleId=78696</text:span></text:a></text:p>
      <text:p text:style-name="P29">Install dcache rpm:</text:p>
      <text:p text:style-name="P29">[<text:span text:style-name="T7">root@</text:span><text:span text:style-name="T9">ns_node</text:span><text:span text:style-name="T7">]# rpm -ih http://www.dcache.org/downloads/1.9/repo/2.2/dcache-2.2.15-1.noarch.rp</text:span></text:p>
      <text:p text:style-name="P34">Configure dcache to run name server on gccenmvr16a </text:p>
      <text:p text:style-name="P31">root@<text:span text:style-name="T15">ns_node</text:span>]# cd /etc/dcache/</text:p>
      <text:p text:style-name="P31">[root@<text:span text:style-name="T15">ns_node</text:span>]# cp -p dcache.conf dcache.conf.orig</text:p>
      <text:p text:style-name="P31">Modify <text:s/>dcache.conf:</text:p>
      <text:p text:style-name="P23">dcache.layout=${host.name} </text:p>
      <text:p text:style-name="P23"><text:soft-page-break/>dcache.namespace=chimera </text:p>
      <text:p text:style-name="P23"/>
      <text:p text:style-name="P23">chimera.db.user=enstore </text:p>
      <text:p text:style-name="P23">chimera.db.url=jdbc:postgresql://localhost/chimera?prepareThreshold=3</text:p>
      <text:p text:style-name="P23"/>
      <text:p text:style-name="P23">defaultPnfsServer=gccenmvr16a.fnal.gov</text:p>
      <text:p text:style-name="P23">hsmStorageInfoExtractor=org.dcache.chimera.namespace.ChimeraEnstoreStorageInfoExtractor</text:p>
      <text:p text:style-name="P23">dcache.log.mode=new</text:p>
      <text:p text:style-name="P23">scripts=${dcache.home}/scripts</text:p>
      <text:p text:style-name="P23">scheme=development </text:p>
      <text:p text:style-name="P32">dcache.user=root </text:p>
      <text:p text:style-name="P34">Create layout:</text:p>
      <text:p text:style-name="P31">[root@<text:span text:style-name="T15">ns_node</text:span> dcache]# cd layouts/</text:p>
      <text:p text:style-name="P34">Create <text:span text:style-name="T15">ns_node</text:span>.conf:</text:p>
      <text:p text:style-name="P24">[dCacheDomain] </text:p>
      <text:p text:style-name="P24">[dCacheDomain/poolmanager] </text:p>
      <text:p text:style-name="P24">[dCacheDomain/broadcast] </text:p>
      <text:p text:style-name="P24">[dCacheDomain/loginbroker] </text:p>
      <text:p text:style-name="P24">[dCacheDomain/topo] </text:p>
      <text:p text:style-name="P24"/>
      <text:p text:style-name="P24">[namespaceDomain] </text:p>
      <text:p text:style-name="P24">dcache.java.memory.heap=2048m </text:p>
      <text:p text:style-name="P24">dcache.java.memory.direct=2048m </text:p>
      <text:p text:style-name="P24">[namespaceDomain/pnfsmanager] </text:p>
      <text:p text:style-name="P24">pnfsVerifyAllLookups=true </text:p>
      <text:p text:style-name="P24">[namespaceDomain/cleaner] </text:p>
      <text:p text:style-name="P24"/>
      <text:p text:style-name="P24">[nfsDomain] </text:p>
      <text:p text:style-name="P24">dcache.java.memory.heap=2048m </text:p>
      <text:p text:style-name="P24">dcache.java.memory.direct=2048m </text:p>
      <text:p text:style-name="P24">[nfsDomain/nfsv41] </text:p>
      <text:p text:style-name="P24">cell.name=NFS-${host.name} </text:p>
      <text:p text:style-name="P24">nfs.v3=true </text:p>
      <text:p text:style-name="P24">nfs.domain=fnal.gov </text:p>
      <text:p text:style-name="P24">nfs.idmap.legacy=true </text:p>
      <text:p text:style-name="P24"/>
      <text:p text:style-name="P24">[dirDomain] </text:p>
      <text:p text:style-name="P24">[dirDomain/dir] </text:p>
      <text:p text:style-name="P24"/>
      <text:p text:style-name="P32">Create DB directory (this must be on a separate large disk – external RAID):</text:p>
      <text:p text:style-name="P32">as “root”</text:p>
      <text:p text:style-name="P31">[root@<text:span text:style-name="T15">ns_node</text:span>]# mkdir /chimera</text:p>
      <text:p text:style-name="P31">[root@<text:span text:style-name="T15">ns_node</text:span>]# chown enstore.enstore /chimera</text:p>
      <text:p text:style-name="P32"><text:soft-page-break/>as “enstore”</text:p>
      <text:p text:style-name="P31">[enstore@<text:span text:style-name="T15">ns_node</text:span> ~]$ /usr/pgsql-9.3/bin/initdb -D /chimera </text:p>
      <text:p text:style-name="P32"/>
      <text:p text:style-name="P29">as “root”</text:p>
      <text:p text:style-name="P36">[root@<text:span text:style-name="T15">ns_node</text:span>]# service postgresql-9.3 start </text:p>
      <text:p text:style-name="P29">Starting postgresql-9.3 service: <text:s text:c="26"/>[ <text:s/>OK <text:s/>] </text:p>
      <text:p text:style-name="P36">[root@<text:span text:style-name="T15">ns_node</text:span>]# createdb -U enstore chimera</text:p>
      <text:p text:style-name="P29">Add line to /etc/fstab:</text:p>
      <text:p text:style-name="P30">localhost:/ /pnfs/fs <text:s text:c="3"/>nfs <text:s/>sync,rsize=4096,wsize=4096,user,intr,bg,hard,rw,noac,vers=3,nolock <text:s text:c="4"/>0 <text:s text:c="6"/>0</text:p>
      <text:p text:style-name="P30">Add lines to /etc/export (it must be later extended with names of client machines):</text:p>
      <text:p text:style-name="P33">[root@<text:span text:style-name="T15">ns_node</text:span>]# echo "/ localhost(rw,no_root_squash)" &gt;&gt; /etc/exports</text:p>
      <text:p text:style-name="P33">[root@<text:span text:style-name="T15">ns_node</text:span>]# echo "/pnfs/fs localhost(rw,no_root_squash)" &gt;&gt; /etc/exports</text:p>
      <text:p text:style-name="P30">Create /pnfs/fs:</text:p>
      <text:p text:style-name="P31">[root@<text:span text:style-name="T15">ns_node</text:span>]# mkdir -p /pnfs/fs</text:p>
      <text:p text:style-name="P34">Start chimera server</text:p>
      <text:p text:style-name="P31">[root@<text:span text:style-name="T15">ns_node</text:span> pgsql]# chkconfig --add dcache-server</text:p>
      <text:p text:style-name="P31">[root@<text:span text:style-name="T15">ns_node</text:span> pgsql]# chkconfig dcache-server on</text:p>
      <text:p text:style-name="P31">[root@<text:span text:style-name="T15">ns_node</text:span> pgsql]# service dcache-server start</text:p>
      <text:p text:style-name="P29">Mount /pnfs/fs:</text:p>
      <text:p text:style-name="P31">[root@<text:span text:style-name="T15">ns_node</text:span>]# mount /pnfs/fs</text:p>
      <text:p text:style-name="P29">Check that chimera works:</text:p>
      <text:p text:style-name="P31">[root@<text:span text:style-name="T15">ns_node</text:span> pgsql]# mkdir -p /pnfs/fs/usr/demo_test</text:p>
      <text:p text:style-name="P31">[root@<text:span text:style-name="T15">ns_node</text:span> pgsql]# touch /pnfs/fs/usr/demo_test/aaa</text:p>
      <text:p text:style-name="P31">[root@<text:span text:style-name="T15">ns_node</text:span> pgsql]# ls /pnfs/fs/usr/demo_test </text:p>
      <text:p text:style-name="P29">aaa</text:p>
      <text:p text:style-name="P29"/>
      <text:h text:style-name="P64" text:outline-level="3">Finishing installation and configuration</text:h>
      <text:p text:style-name="P17">After enstore was installed and configured start enstore configuration server. This is needed to install and configure:</text:p>
      <text:list xml:id="list3212706656735815217" text:style-name="L2">
        <text:list-item>
          <text:p text:style-name="P54">enstore web site</text:p>
        </text:list-item>
        <text:list-item>
          <text:p text:style-name="P54">enstore cron jobs</text:p>
        </text:list-item>
        <text:list-item>
          <text:p text:style-name="P54">enstore databases</text:p>
          <text:p text:style-name="P47">To start enstore configuration server login to enstore head node as user “enstore” and do the following:</text:p>
          <text:p text:style-name="P49">[enstore@<text:span text:style-name="T15">dmsen02</text:span> ~]$ enstore start --just config </text:p>
        </text:list-item>
      </text:list>
      <text:p text:style-name="P17">Checking configuration_server. </text:p>
      <text:p text:style-name="P17">Starting configuration_server </text:p>
      <text:p text:style-name="P19">[enstore@<text:span text:style-name="T15">dmsen02</text:span> ~]$ enstore conf –show</text:p>
      <text:p text:style-name="P17">This command will output the enstore configuration described in $ENSTORE_CONFIG_FILE. <text:s/></text:p>
      <text:p text:style-name="P17"><text:span text:style-name="T11">Note!!! All enstore commands have –help option. If you do not know what can be done just type </text:span><text:span text:style-name="T2">enstore</text:span><text:span text:style-name="T11"> <text:s/>and investigate what options are available. Also refer to </text:span><text:soft-page-break/><text:span text:style-name="T11">“Enstore Admin Guide” (can be found in /opt/enstore/doc/guides/Enstore_Administrator_Guide.pdf)</text:span></text:p>
      <text:list xml:id="list92649100520487" text:continue-numbering="true" text:style-name="L2">
        <text:list-header>
          <text:p text:style-name="P47"/>
        </text:list-header>
      </text:list>
      <text:h text:style-name="P68" text:outline-level="4">Enstore web site</text:h>
      <text:p text:style-name="P29">After enstore was installed and configuration server started install enstore web site:</text:p>
      <text:p text:style-name="P53">[root@<text:span text:style-name="T15">dmsen02</text:span> ]# <text:s text:c="2"/><text:span text:style-name="T15">source ~</text:span>enstore/site_specific/config/setup-enstore</text:p>
      <text:p text:style-name="P53">[root@<text:span text:style-name="T15">dmsen02</text:span> ]# /opt/enstore/sbin/install_enstore_html </text:p>
      <text:p text:style-name="P34">After this step you should be able to access the following web site:</text:p>
      <text:p text:style-name="P35">http://www.the_host/enstore/</text:p>
      <text:p text:style-name="P20">where the_host is the name of the enstore head node as defined in enstore configuration file. In this particular case it is gccenmvr16a.fnal.gov. Not all web pages are available yet, as they get produced by running enstore servers. </text:p>
      <text:p text:style-name="P20"/>
      <text:h text:style-name="P68" text:outline-level="4">Enstore databases</text:h>
      <text:p text:style-name="P28">Enstore has 3 databases: file/volume, accounting, and drivestat.</text:p>
      <text:list xml:id="list6112415279660249937" text:style-name="L3">
        <text:list-item>
          <text:p text:style-name="P38">enstoredb - file/volume database contains information about all files written to enstore and all volumes (tapes) defined in enstore</text:p>
        </text:list-item>
        <text:list-item>
          <text:p text:style-name="P38">accounting -contains information about all successful and failed data transfers</text:p>
        </text:list-item>
        <text:list-item>
          <text:p text:style-name="P38">drivestat database contains information about tape drives configured in the system</text:p>
        </text:list-item>
      </text:list>
      <text:p text:style-name="P25">There is one more database (operation), which is used only at FNAL. All these <text:s/>databases can be served by separate DB servers or just by one (this is defined in enstore configuration file). Install PosrgresQL on the server(s) defined in the enstore configuration file. The script ($ENSTORE_DIR/sbin/create_database.py), which configures and creates databases uses enstore configuration, but does not consider the host name. The configuration entries for databases are:</text:p>
      <text:p text:style-name="Text_20_body">file/volume (enstoredb) – database</text:p>
      <text:p text:style-name="Text_20_body">accounting – accounting_server</text:p>
      <text:p text:style-name="Text_20_body">drivestat – drivestat_server</text:p>
      <text:p text:style-name="Text_20_body">operation – no dedicated enstore server</text:p>
      <text:p text:style-name="P17"/>
      <text:p text:style-name="P17">Described here installation procedure is based on the assumption that the installation starts on the node where <text:span text:style-name="T1">enstore configuration server</text:span> will run – enstore head node.</text:p>
      <text:list xml:id="list5088578449418073607" text:style-name="L4">
        <text:list-item>
          <text:p text:style-name="P55">enstoredb</text:p>
          <text:p text:style-name="P55">check what node enstoredb will be running on:</text:p>
        </text:list-item>
      </text:list>
      <text:p text:style-name="P16">[enstore@enmvr026 ~]$ enstore conf --show database </text:p>
      <text:p text:style-name="P15">{'db_dir': '/diskb/enstore/enstore-db-backup', </text:p>
      <text:p text:style-name="P15"><text:s/>'db_host': 'enmvr026.fnal.gov', </text:p>
      <text:p text:style-name="P15"><text:s/>'db_port': 8888, </text:p>
      <text:p text:style-name="P15"><text:s/>'dbarea': '/diskb/enstore/enstore-db', </text:p>
      <text:p text:style-name="P15"><text:s/>'dbhost': 'enmvr026.fnal.gov', </text:p>
      <text:p text:style-name="P15"><text:s/>'dbname': 'enstoredb', </text:p>
      <text:p text:style-name="P15"><text:s/>'dbport': 8888, </text:p>
      <text:p text:style-name="P15"><text:soft-page-break/><text:s/>'dbserverowner': 'products', </text:p>
      <text:p text:style-name="P15"><text:s/>'dbuser': 'enstore', </text:p>
      <text:p text:style-name="P15"><text:s/>'jou_dir': '/diskb/enstore/enstore-journal', </text:p>
      <text:p text:style-name="P15"><text:s/>'status': ('ok', None)} </text:p>
      <text:p text:style-name="P15">According to the output enstoredb will be running on host <text:s/>enmvr026.fnal.gov The following needs to be done as user “root” with enstore environment (which can be done by sourcing ~enstore/site_specific/config/setup-enstore for instance).</text:p>
      <text:p text:style-name="P15">Create and start enstoredb:</text:p>
      <text:p text:style-name="P10">[root@enmvr026]# python $ENSTORE_DIR/sbin/create_database.py enstoredb</text:p>
      <text:p text:style-name="P15"/>
      <text:p text:style-name="P15">Update DB :</text:p>
      <text:p text:style-name="P10">[root@enmvr026]# python $ENSTORE_DIR/sbin/update_database_schema.py enstoredb </text:p>
      <text:p text:style-name="P9">2013-08-22 13:53:40 : Executing command downloadXml --dbms=postgres --host=enmvr026.fnal.gov --dbname=enstoredb --port=8888 --user=enstore </text:p>
      <text:p text:style-name="P9">diffxml2ddl --dbms=postgres /opt/enstore/databases/schemas/xml/enstoredb.xml schema.xml &gt; enstoredb_diff_tmp.sql </text:p>
      <text:p text:style-name="P9">2013-08-22 13:53:40 : successfully created diff DDL file: enstoredb_update.sql </text:p>
      <text:p text:style-name="P9">2013-08-22 13:53:40 : examine the content of this file </text:p>
      <text:p text:style-name="P9">2013-08-22 13:53:40 : after that apply to database like so: </text:p>
      <text:p text:style-name="P9">2013-08-22 13:53:40 : psql -h enmvr026.fnal.gov -p 8888 -U enstore enstoredb -f enstoredb_update.sql </text:p>
      <text:p text:style-name="P10">[root@enmvr026]# psql -h enmvr026.fnal.gov -p 8888 -U enstore enstoredb -f enstoredb_update.sql</text:p>
      <text:p text:style-name="P9"/>
      <text:p text:style-name="P17">For accounting, drivestat, operation (just FNAL) repeat steps done for enstoredb, replacing “enstoredb” with “ accounting”, “drivestat”, “operation”.</text:p>
      <text:p text:style-name="P17"/>
      <text:h text:style-name="P68" text:outline-level="4">Enstore cron jobs</text:h>
      <text:p text:style-name="P17">Install cron jobs defined in enstore configuration file (this must be done on each node in enstore configuration):</text:p>
      <text:p text:style-name="P21">[root@enmvr026]# $ENSTORE_DIR/tools/install_crons.py</text:p>
      <text:p text:style-name="P21"/>
      <text:h text:style-name="P65" text:outline-level="3">Starting, restarting and stopping enstore</text:h>
      <text:list xml:id="list762979593770421380" text:style-name="L5">
        <text:list-header>
          <text:p text:style-name="P61"/>
        </text:list-header>
      </text:list>
      <text:p text:style-name="P11"/>
      <text:p text:style-name="P5">As described in “ <text:reference-ref text:reference-format="text" text:ref-name="Configuring Enstore">Configuring Enstore</text:reference-ref>“ Enstore starts automatically on boot on each Enstore machine, but they need to get (re)booted in a certain order:</text:p>
      <text:list xml:id="list6183410003034936185" text:style-name="L6">
        <text:list-item>
          <text:p text:style-name="P56">Head node.</text:p>
        </text:list-item>
        <text:list-item>
          <text:p text:style-name="P56">Rest of servers.</text:p>
        </text:list-item>
        <text:list-item>
          <text:p text:style-name="P56">Movers.</text:p>
        </text:list-item>
      </text:list>
      <text:p text:style-name="P5">Enstore can also be started, restarted, or stopped by corresponding enstore command in two different ways (NOTE! You must be user “enstore”!):</text:p>
      <text:list xml:id="list5658634310038503831" text:style-name="L7">
        <text:list-item>
          <text:p text:style-name="P57">Locally on each enstore server:</text:p>
          <text:p text:style-name="P58">[enstore@enmvr026 ~]$ enstore start</text:p>
          <text:p text:style-name="P57">Outputs actions (if no output there is nothing to start on this node).</text:p>
          <text:list>
            <text:list-header>
              <text:p text:style-name="P62"/>
            </text:list-header>
          </text:list>
        </text:list-item>
        <text:list-item>
          <text:p text:style-name="P57">Remotely on a selected server, group of servers or the whole set of <text:soft-page-break/>servers. This command uses farmlets:</text:p>
          <text:p text:style-name="P59">[enstore@gccenmvr16a ~]$ enstore Estart</text:p>
          <text:p text:style-name="P57">This command starts enstore on all nodes in the order, defined in farmlet “enstore”</text:p>
          <text:p text:style-name="P59">[enstore@gccenmvr16a ~]$ enstore Estart servers</text:p>
          <text:p text:style-name="P60">This command starts enstore on all nodes in the order, defined in farmlet “servers”</text:p>
        </text:list-item>
      </text:list>
      <text:p text:style-name="P5"/>
      <text:p text:style-name="P5">To check what enstore related processes are running you can use the following commands:</text:p>
      <text:p text:style-name="P5">EPS – to see what entsore related processes run locally</text:p>
      <text:p text:style-name="P5">enstore EPS - to see what entsore related processes run on all enstore nodes</text:p>
      <text:p text:style-name="P5">enstore EPS servers - to see what entsore related processes run on servers defined in farmlet “servers”.</text:p>
      <text:p text:style-name="P6"/>
      <text:p text:style-name="P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VQRQME+Times-Roman" svg:font-family="VQRQME+Times-Roman" style:font-family-generic="roman"/>
    <style:font-face style:name="Courier" svg:font-family="Courier" style:font-adornments="Bold" style:font-family-generic="modern" style:font-pitch="fixed"/>
    <style:font-face style:name="Courier1"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draw:marker draw:name="Arrow" svg:viewBox="0 0 20 30" svg:d="M10 0l-10 30h20z"/>
    <draw:marker draw:name="Arrowheads_20_1" draw:display-name="Arrowheads 1"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DiamondEnd_20_5" draw:display-name="msArrowDiamondEnd 5" svg:viewBox="0 0 210 210" svg:d="M105 0l105 105-105 105-105-105z"/>
    <draw:marker draw:name="msArrowEnd_20_5" draw:display-name="msArrowEnd 5" svg:viewBox="0 0 210 210" svg:d="M105 0l105 210h-21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font-name-asian="DejaVu LGC Sans" style:font-size-asian="12pt" style:language-asian="en" style:country-asian="US" style:font-name-complex="DejaVu LGC 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left="1in" fo:margin-right="0in" fo:margin-top="0in" fo:margin-bottom="0in" style:contextual-spacing="false" fo:text-indent="0in" style:auto-text-indent="false" style:page-number="auto" style:shadow="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LGC Sans" style:font-family-asian="'DejaVu LGC Sans'" style:font-family-generic-asian="system" style:font-pitch-asian="variable" style:font-size-asian="14pt" style:font-name-complex="DejaVu LGC Sans" style:font-family-complex="'DejaVu LGC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fo:font-size="158%"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in" fo:border-left="none" fo:border-right="none" fo:border-top="none" fo:border-bottom="0.99pt solid #000000" style:shadow="none">
        <style:tab-stops/>
      </style:paragraph-properties>
      <style:text-properties fo:font-size="20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mmand" style:family="paragraph" style:parent-style-name="Text" style:auto-update="true" style:class="text">
      <style:text-properties style:font-name="Courier" fo:font-family="Courier" style:font-style-name="Bold" style:font-family-generic="modern" style:font-pitch="fixed" fo:font-size="10pt" fo:font-style="normal" fo:font-weight="bold" style:font-weight-asian="normal" style:font-weight-complex="normal"/>
    </style:style>
    <style:style style:name="Output" style:family="paragraph" style:parent-style-name="Text" style:auto-update="true" style:class="text">
      <style:paragraph-properties fo:margin-top="0in" fo:margin-bottom="0in" style:contextual-spacing="false"/>
      <style:text-properties style:font-name="Courier1" fo:font-family="Courier" style:font-style-name="Regular" style:font-family-generic="modern" style:font-pitch="fixed" fo:font-size="8pt" fo:font-style="normal" fo:font-weight="normal" style:font-weight-asian="normal" style:font-weight-complex="normal"/>
    </style:style>
    <style:style style:name="Preformatted_20_Text" style:display-name="Preformatted Text" style:family="paragraph" style:parent-style-name="Standard" style:class="html">
      <style:paragraph-properties fo:margin-top="0in" fo:margin-bottom="0in" style: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Text_20_body_20_indent" style:display-name="Text body indent" style:family="paragraph" style:class="text">
      <style:paragraph-properties fo:margin-left="0in" fo:margin-right="0in" fo:text-align="justify" style:justify-single-word="false" fo:orphans="2" fo:widows="2" fo:text-indent="0.1299in" style:auto-text-indent="false"/>
      <style:text-propertie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Chapter " style:num-suffix=": " style:num-format="1">
        <style:list-level-properties text:min-label-width="1in" text:min-label-distance="0.15in"/>
      </text:outline-level-style>
      <text:outline-level-style text:level="2" text:style-name="Numbering_20_Symbols" style:num-suffix=" " style:num-format="1" text:display-levels="2">
        <style:list-level-properties text:space-before="0.25in" text:min-label-width="0.5in" text:min-label-distance="0.15in"/>
      </text:outline-level-style>
      <text:outline-level-style text:level="3" text:style-name="Numbering_20_Symbols" style:num-suffix=" " style:num-format="1" text:display-levels="3">
        <style:list-level-properties text:space-before="0.25in" text:min-label-distance="0.15in"/>
      </text:outline-level-style>
      <text:outline-level-style text:level="4" text:style-name="Numbering_20_Symbols" style:num-format="1" text:display-levels="4">
        <style:list-level-properties text:min-label-distance="0.15in"/>
      </text:outline-level-style>
      <text:outline-level-style text:level="5" text:style-name="Numbering_20_Symbols" style:num-format="1" text:display-levels="5">
        <style:list-level-properties text:min-label-distance="0.15in"/>
      </text:outline-level-style>
      <text:outline-level-style text:level="6" text:style-name="Numbering_20_Symbols" style:num-format="1" text:display-levels="6">
        <style:list-level-properties text:min-label-distance="0.15in"/>
      </text:outline-level-style>
      <text:outline-level-style text:level="7" style:num-format="">
        <style:list-level-properties text:min-label-distance="0.15in"/>
      </text:outline-level-style>
      <text:outline-level-style text:level="8" style:num-format="1">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left_5f_page_5f_footer" style:display-name="left_page_footer" style:family="table">
      <style:table-properties style:width="6.2521in" fo:margin-left="0in" fo:margin-right="-0.0021in" table:align="margins"/>
    </style:style>
    <style:style style:name="left_5f_page_5f_footer.A" style:display-name="left_page_footer.A" style:family="table-column">
      <style:table-column-properties style:column-width="0.3757in" style:rel-column-width="3936*"/>
    </style:style>
    <style:style style:name="left_5f_page_5f_footer.B" style:display-name="left_page_footer.B" style:family="table-column">
      <style:table-column-properties style:column-width="5.8764in" style:rel-column-width="61599*"/>
    </style:style>
    <style:style style:name="left_5f_page_5f_footer.A1" style:display-name="left_page_footer.A1" style:family="table-cell">
      <style:table-cell-properties fo:padding="0.0382in" fo:border-left="none" fo:border-right="none" fo:border-top="1pt solid #000000" fo:border-bottom="none"/>
    </style:style>
    <style:style style:name="right_5f_page_5f_footer" style:display-name="right_page_footer" style:family="table">
      <style:table-properties style:width="6.2396in" fo:margin-left="0in" fo:margin-right="0.0104in" table:align="margins"/>
    </style:style>
    <style:style style:name="right_5f_page_5f_footer.A" style:display-name="right_page_footer.A" style:family="table-column">
      <style:table-column-properties style:column-width="5.8132in" style:rel-column-width="61056*"/>
    </style:style>
    <style:style style:name="right_5f_page_5f_footer.B" style:display-name="right_page_footer.B" style:family="table-column">
      <style:table-column-properties style:column-width="0.4264in" style:rel-column-width="4479*"/>
    </style:style>
    <style:style style:name="right_5f_page_5f_footer.A1" style:display-name="right_page_footer.A1" style:family="table-cell">
      <style:table-cell-properties fo:padding="0.0382in" fo:border-left="none" fo:border-right="none" fo:border-top="1pt solid #000000" fo:border-bottom="none"/>
    </style:style>
    <style:style style:name="MP1" style:family="paragraph" style:parent-style-name="Table_20_Contents">
      <style:paragraph-properties fo:text-align="start" style:justify-single-word="false" fo:padding="0in" fo:border="none" style:shadow="none"/>
    </style:style>
    <style:style style:name="MP2" style:family="paragraph" style:parent-style-name="Table_20_Contents">
      <style:paragraph-properties fo:text-align="center" style:justify-single-word="false" fo:padding="0in" fo:border="none" style:shadow="none"/>
    </style:style>
    <style:style style:name="MP3"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usage="mirrored">
      <style:page-layout-properties fo:page-width="8.5in" fo:page-height="11in" style:num-format="1" style:print-orientation="portrait" fo:margin-top="0.7874in" fo:margin-bottom="0.7874in" fo:margin-left="1.25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usage="mirrored">
      <style:page-layout-properties fo:page-width="8.5in" fo:page-height="11in" style:num-format="1" style:print-orientation="portrait" fo:margin-top="0.7874in" fo:margin-bottom="0.7874in" fo:margin-left="1.2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Left_20_Page" style:display-name="Left Page" style:page-layout-name="Mpm2" style:next-style-name="Right_20_Page">
      <style:footer>
        <table:table table:name="left_page_footer" table:style-name="left_5f_page_5f_footer">
          <table:table-column table:style-name="left_5f_page_5f_footer.A"/>
          <table:table-column table:style-name="left_5f_page_5f_footer.B"/>
          <table:table-row>
            <table:table-cell table:style-name="left_5f_page_5f_footer.A1" office:value-type="string">
              <text:p text:style-name="MP1"><text:page-number text:select-page="current">6</text:page-number></text:p>
            </table:table-cell>
            <table:table-cell table:style-name="left_5f_page_5f_footer.A1" office:value-type="string">
              <text:p text:style-name="MP2"><text:chapter text:display="name" text:outline-level="1">Enstore Installation</text:chapter></text:p>
            </table:table-cell>
          </table:table-row>
        </table:table>
        <text:p text:style-name="MP3"/>
      </style:footer>
    </style:master-page>
    <style:master-page style:name="Right_20_Page" style:display-name="Right Page" style:page-layout-name="Mpm3" style:next-style-name="Left_20_Page">
      <style:footer>
        <table:table table:name="right_page_footer" table:style-name="right_5f_page_5f_footer">
          <table:table-column table:style-name="right_5f_page_5f_footer.A"/>
          <table:table-column table:style-name="right_5f_page_5f_footer.B"/>
          <table:table-row>
            <table:table-cell table:style-name="right_5f_page_5f_footer.A1" office:value-type="string">
              <text:p text:style-name="MP2"><text:chapter text:display="name" text:outline-level="1">Enstore Installation</text:chapter></text:p>
            </table:table-cell>
            <table:table-cell table:style-name="right_5f_page_5f_footer.A1" office:value-type="string">
              <text:p text:style-name="Table_20_Contents"><text:page-number text:select-page="current">7</text:page-number></text:p>
            </table:table-cell>
          </table:table-row>
        </table:table>
        <text:p text:style-name="Footer"/>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Build-2</meta:generator>
    <meta:creation-date>2008-01-10T15:15:59</meta:creation-date>
    <dc:creator>Alexander Moibenko</dc:creator>
    <dc:date>2016-01-20T09:26:47.873475555</dc:date>
    <meta:print-date>2008-01-16T13:46:41</meta:print-date>
    <meta:editing-cycles>499</meta:editing-cycles>
    <meta:editing-duration>P22DT26M10S</meta:editing-duration>
    <meta:document-statistic meta:table-count="2" meta:image-count="0" meta:object-count="0" meta:page-count="9" meta:paragraph-count="227" meta:word-count="1964" meta:character-count="15489" meta:non-whitespace-character-count="13612"/>
    <meta:user-defined meta:name="Info 1"/>
    <meta:user-defined meta:name="Info 2"/>
    <meta:user-defined meta:name="Info 3"/>
    <meta:user-defined meta:name="Info 4"/>
  </office:meta>
</office:document-meta>
</file>